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7.643cm"/>
        </style:tab-stops>
      </style:paragraph-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 heard quiet step<text:tab/>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9$Build-9238</meta:generator>
    <meta:creation-date>2008-08-07T14:57:44</meta:creation-date>
    <dc:date>2008-08-07T15:36:24</dc:date>
    <meta:editing-cycles>5</meta:editing-cycles>
    <meta:editing-duration>PT2M33S</meta:editing-duration>
    <meta:user-defined meta:name="Info 1"/>
    <meta:user-defined meta:name="Info 2"/>
    <meta:user-defined meta:name="Info 3"/>
    <meta:user-defined meta:name="Info 4"/>
    <meta:document-statistic meta:table-count="0" meta:image-count="0" meta:object-count="0" meta:page-count="1" meta:paragraph-count="1" meta:word-count="293" meta:character-count="1541"/>
  </office:meta>
</office:document-meta>
</file>